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INSERTAR REGISTROS</text:p>
      <text:p text:style-name="Standard">Para insertar registros nuevos en una tabla, tenemos la sentencia INSERT</text:p>
      <text:p text:style-name="Standard"><text:tab/></text:p>
      <text:p text:style-name="Standard">INSERT INTO tabla (campo1, campo2, …) VALUES ('valor1', valor2, ...)</text:p>
      <text:p text:style-name="Standard"><text:tab/></text:p>
      <text:p text:style-name="Standard">Crea un registro nuevo en la tabla que le digamos y en el campo1, mete el valor1, en el campo2, el valor2, ...</text:p>
      <text:p text:style-name="Standard">El orden no tiene por qué ser el órden que siguen en la tabla, pero sí tiene que estar relacionado el campo y el valor.</text:p>
      <text:p text:style-name="Standard"/>
      <text:p text:style-name="Standard">Los valores de texto siempre entre comillas.</text:p>
      <text:p text:style-name="Standard">Los valores numéricos siempre sin comillas.</text:p>
      <text:p text:style-name="Standard"><text:tab/><text:tab/></text:p>
      <text:p text:style-name="Standard">INSERT INTO pais (pais_nombre, pais_poblacion, continente) VALUES ('China', 100000000, 3)</text:p>
      <text:p text:style-name="Standard"><text:tab/><text:tab/></text:p>
      <text:p text:style-name="Standard">------------------------------------</text:p>
      <text:p text:style-name="Standard"><text:tab/></text:p>
      <text:p text:style-name="P1">MODIFICAR <text:s/>REGISTROS</text:p>
      <text:p text:style-name="Standard">Para modificar registros en una tabla, tenemos la sentencia UPDATE</text:p>
      <text:p text:style-name="Standard"/>
      <text:p text:style-name="Standard">UPDATE tabla SET <text:s/>campo1='value1', campo2='value2', campo3=value3 WHERE (condición)</text:p>
      <text:p text:style-name="Standard"/>
      <text:p text:style-name="Standard">Importante: si no se pone la condición modificará todos los registros de la tabla !!!!</text:p>
      <text:p text:style-name="Standard"><text:tab/></text:p>
      <text:p text:style-name="Standard">------------------------------------</text:p>
      <text:p text:style-name="Standard"/>
      <text:p text:style-name="P1">BORRAR REGISTROS</text:p>
      <text:p text:style-name="Standard">Para borrar registros en una tabla, tenemos la sentencia DELETE</text:p>
      <text:p text:style-name="Standard"><text:tab/></text:p>
      <text:p text:style-name="Standard">DELETE FROM tabla WHERE (condición);</text:p>
      <text:p text:style-name="Standard"/>
      <text:p text:style-name="Standard">Importante: si no se pone la condición borrará TODOS los registros de la tabla !!!!</text:p>
      <text:p text:style-name="Standard">DELETE FROM tabla ;</text:p>
      <text:p text:style-name="Standard"><text:tab/></text:p>
      <text:p text:style-name="Standard"><text:tab/></text:p>
      <text:p text:style-name="Standard">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7T09:30:10.73</meta:creation-date>
    <dc:date>2016-03-21T12:36:14.78</dc:date>
    <meta:editing-duration>PT2H35M40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29" meta:word-count="168" meta:character-count="1168"/>
  </office:meta>
</office:document-meta>
</file>